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786ac" officeooo:paragraph-rsid="0050e6bc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a0ad" officeooo:paragraph-rsid="003ea0a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26540" officeooo:paragraph-rsid="004d86c9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0e6bc" officeooo:paragraph-rsid="0050e6bc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26540" officeooo:paragraph-rsid="004d86c9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0e6bc" officeooo:paragraph-rsid="0050e6bc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0e6bc" officeooo:paragraph-rsid="0050e6bc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0e6bc" officeooo:paragraph-rsid="0051fa83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26540" officeooo:paragraph-rsid="004d86c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5fbbea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fbbea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fbbea" style:font-weight-asian="bold" style:font-weight-complex="bold"/>
    </style:style>
    <style:style style:name="T1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48b46c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59e1d8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5c1056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5e4393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d86c9" style:font-weight-asian="bold" style:font-weight-complex="bold"/>
    </style:style>
    <style:style style:name="T8" style:family="text">
      <style:text-properties fo:font-weight="bold" officeooo:rsid="0050e6bc" style:font-weight-asian="bold" style:font-weight-complex="bold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style:text-line-through-style="solid" style:text-line-through-type="single" fo:font-weight="bold" style:font-weight-asian="bold" style:font-weight-complex="bold"/>
    </style:style>
    <style:style style:name="T11" style:family="text">
      <style:text-properties officeooo:rsid="0043fefd"/>
    </style:style>
    <style:style style:name="T12" style:family="text">
      <style:text-properties officeooo:rsid="0050e6bc"/>
    </style:style>
    <style:style style:name="T13" style:family="text">
      <style:text-properties officeooo:rsid="0051fa83"/>
    </style:style>
    <style:style style:name="T14" style:family="text">
      <style:text-properties officeooo:rsid="0054a1e1"/>
    </style:style>
    <style:style style:name="T15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1">1<text:span text:style-name="T15">xx</text:span> - Controls</text:p>
          </table:table-cell>
          <table:table-cell table:style-name="Table1.B1" office:value-type="string">
            <text:p text:style-name="P12">2xx - Ground</text:p>
          </table:table-cell>
          <table:table-cell table:style-name="Table1.B1" office:value-type="string">
            <text:p text:style-name="P12">3xx - Flight</text:p>
          </table:table-cell>
          <table:table-cell table:style-name="Table1.D1" office:value-type="string">
            <text:p text:style-name="P12">4xx - A2A</text:p>
          </table:table-cell>
          <table:table-cell table:style-name="Table1.B1" office:value-type="string">
            <text:p text:style-name="P12">5xx - A2G</text:p>
          </table:table-cell>
          <table:table-cell table:style-name="Table1.F1" office:value-type="string">
            <text:p text:style-name="P12">6xx - Misc</text:p>
          </table:table-cell>
        </table:table-row>
      </table:table>
      <text:p text:style-name="P10"><text:span text:style-name="T4">4</text:span><text:span text:style-name="T5">0</text:span><text:span text:style-name="T3">1</text:span><text:span text:style-name="T1"> - </text:span><text:span text:style-name="T3">A/A -</text:span><text:span text:style-name="T1"> </text:span><text:span text:style-name="T2">Stores List</text:span></text:p>
      <text:p text:style-name="P2"/>
      <text:p text:style-name="P3">Pods:</text:p>
      <text:list text:style-name="L1">
        <text:list-item>
          <text:p text:style-name="P6"><text:span text:style-name="T7">A</text:span><text:span text:style-name="T6">SO-2</text:span><text:span text:style-name="T9"><text:tab/><text:tab/><text:tab/><text:tab/><text:tab/></text:span>Chaff/flare launcher (station 6 only)</text:p>
        </text:list-item>
        <text:list-item>
          <text:p text:style-name="P6"><text:span text:style-name="T6">SPRD-99</text:span><text:span text:style-name="T9"><text:tab/><text:tab/><text:tab/><text:tab/><text:tab/></text:span>JATO bottles (station 6 only)</text:p>
        </text:list-item>
        <text:list-item>
          <text:p text:style-name="P6"><text:span text:style-name="T6">UPK-23-250<text:tab/></text:span><text:span text:style-name="T10"><text:tab/><text:tab/><text:tab/><text:tab/></text:span>23mm gun pod (stations 2/4 only)</text:p>
        </text:list-item>
        <text:list-item>
          <text:p text:style-name="P9"><text:span text:style-name="T7">SPS-141-</text:span><text:span text:style-name="T8">100</text:span><text:span text:style-name="T9"><text:tab/><text:tab/><text:tab/><text:tab/></text:span><text:span text:style-name="T11">ECM jammer </text:span>(station<text:span text:style-name="T11"> </text:span><text:span text:style-name="T12">3</text:span> <text:span text:style-name="T11">only</text:span>)</text:p>
        </text:list-item>
      </text:list>
      <text:p text:style-name="P5"/>
      <text:p text:style-name="P4">AA Missiles</text:p>
      <text:list text:style-name="L2">
        <text:list-item>
          <text:p text:style-name="P7"><text:span text:style-name="T6">R-3R</text:span><text:span text:style-name="T9"><text:tab/><text:tab/><text:tab/><text:tab/><text:tab/><text:tab/></text:span>AA-2B Atoll, SARH, short range</text:p>
        </text:list-item>
        <text:list-item>
          <text:p text:style-name="P7"><text:span text:style-name="T6">R-3S</text:span><text:span text:style-name="T9"><text:tab/><text:tab/><text:tab/><text:tab/><text:tab/><text:tab/></text:span>AA-2A Atoll, IR tail pipe, very short range <text:span text:style-name="T14">(AIM-9B equivalent)</text:span></text:p>
        </text:list-item>
        <text:list-item>
          <text:p text:style-name="P7"><text:span text:style-name="T6">R-5S</text:span><text:span text:style-name="T9"><text:tab/><text:tab/><text:tab/><text:tab/><text:tab/><text:tab/></text:span>AA-1 <text:span text:style-name="T13">Alkali</text:span>?? Beam riding A2A missile?</text:p>
        </text:list-item>
        <text:list-item>
          <text:p text:style-name="P7"><text:span text:style-name="T6">R-13M</text:span><text:span text:style-name="T9"><text:tab/><text:tab/><text:tab/><text:tab/><text:tab/></text:span>AA-2C, IR rear aspect?? AIM-9G equivalent??</text:p>
        </text:list-item>
        <text:list-item>
          <text:p text:style-name="P7"><text:span text:style-name="T6">R-13M1</text:span><text:span text:style-name="T9"><text:tab/><text:tab/><text:tab/><text:tab/><text:tab/></text:span>??</text:p>
        </text:list-item>
        <text:list-item>
          <text:p text:style-name="P7"><text:span text:style-name="T6">R-60</text:span><text:span text:style-name="T9"><text:tab/><text:tab/><text:tab/><text:tab/><text:tab/><text:tab/></text:span><text:span text:style-name="T13">AA-8 Aphid, IR rear aspect</text:span></text:p>
        </text:list-item>
        <text:list-item>
          <text:p text:style-name="P7"><text:span text:style-name="T6">R-60M</text:span><text:span text:style-name="T9"><text:tab/><text:tab/><text:tab/><text:tab/><text:tab/></text:span><text:span text:style-name="T13">AA-8 Aphid B, IR limited all-aspect</text:span></text:p>
        </text:list-item>
        <text:list-item>
          <text:p text:style-name="P8"><text:span text:style-name="T6">RS2US</text:span><text:span text:style-name="T9"><text:tab/><text:tab/><text:tab/><text:tab/><text:tab/></text:span>AA-1 <text:span text:style-name="T13">Alkali</text:span>?? Beam riding A2A missile?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8:30:50.928000000</dc:date>
    <meta:editing-duration>PT13H2M21S</meta:editing-duration>
    <meta:editing-cycles>60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21" meta:word-count="117" meta:character-count="650" meta:non-whitespace-character-count="515"/>
  </office:meta>
</office:document-meta>
</file>